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25839"/>
          <table:table-cell office:value-type="float" office:value="1.15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400.0"/>
          <table:table-cell office:value-type="float" office:value="151212.0"/>
          <table:table-cell office:value-type="float" office:value="571772.0"/>
          <table:table-cell office:value-type="float" office:value="1153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2317"/>
          <table:table-cell office:value-type="float" office:value="1.14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00.0"/>
          <table:table-cell office:value-type="float" office:value="151212.0"/>
          <table:table-cell office:value-type="float" office:value="571773.0"/>
          <table:table-cell office:value-type="float" office:value="1113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20731"/>
          <table:table-cell office:value-type="float" office:value="1.08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400.0"/>
          <table:table-cell office:value-type="float" office:value="151212.0"/>
          <table:table-cell office:value-type="float" office:value="571772.0"/>
          <table:table-cell office:value-type="float" office:value="1153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.17577"/>
          <table:table-cell office:value-type="float" office:value="1.05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9.0"/>
          <table:table-cell office:value-type="float" office:value="400.0"/>
          <table:table-cell office:value-type="float" office:value="151212.0"/>
          <table:table-cell office:value-type="float" office:value="571772.0"/>
          <table:table-cell office:value-type="float" office:value="1113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23607"/>
          <table:table-cell office:value-type="float" office:value="1.12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400.0"/>
          <table:table-cell office:value-type="float" office:value="151212.0"/>
          <table:table-cell office:value-type="float" office:value="571773.0"/>
          <table:table-cell office:value-type="float" office:value="1148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02608"/>
          <table:table-cell office:value-type="float" office:value="0.94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00.0"/>
          <table:table-cell office:value-type="float" office:value="168354.0"/>
          <table:table-cell office:value-type="float" office:value="632554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22821"/>
          <table:table-cell office:value-type="float" office:value="1.11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5.0"/>
          <table:table-cell office:value-type="float" office:value="400.0"/>
          <table:table-cell office:value-type="float" office:value="168354.0"/>
          <table:table-cell office:value-type="float" office:value="632554.0"/>
          <table:table-cell office:value-type="float" office:value="1229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20034"/>
          <table:table-cell office:value-type="float" office:value="1.12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400.0"/>
          <table:table-cell office:value-type="float" office:value="168354.0"/>
          <table:table-cell office:value-type="float" office:value="632555.0"/>
          <table:table-cell office:value-type="float" office:value="1229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.01819"/>
          <table:table-cell office:value-type="float" office:value="0.94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400.0"/>
          <table:table-cell office:value-type="float" office:value="168354.0"/>
          <table:table-cell office:value-type="float" office:value="632556.0"/>
          <table:table-cell office:value-type="float" office:value="1214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06666"/>
          <table:table-cell office:value-type="float" office:value="0.98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400.0"/>
          <table:table-cell office:value-type="float" office:value="168354.0"/>
          <table:table-cell office:value-type="float" office:value="632556.0"/>
          <table:table-cell office:value-type="float" office:value="1229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519782"/>
          <table:table-cell office:value-type="float" office:value="0.4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00.0"/>
          <table:table-cell office:value-type="float" office:value="51742.0"/>
          <table:table-cell office:value-type="float" office:value="194653.0"/>
          <table:table-cell office:value-type="float" office:value="655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75186"/>
          <table:table-cell office:value-type="float" office:value="0.38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00.0"/>
          <table:table-cell office:value-type="float" office:value="51742.0"/>
          <table:table-cell office:value-type="float" office:value="194653.0"/>
          <table:table-cell office:value-type="float" office:value="608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65938"/>
          <table:table-cell office:value-type="float" office:value="0.38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00.0"/>
          <table:table-cell office:value-type="float" office:value="51742.0"/>
          <table:table-cell office:value-type="float" office:value="194653.0"/>
          <table:table-cell office:value-type="float" office:value="617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33414"/>
          <table:table-cell office:value-type="float" office:value="0.34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00.0"/>
          <table:table-cell office:value-type="float" office:value="51742.0"/>
          <table:table-cell office:value-type="float" office:value="194653.0"/>
          <table:table-cell office:value-type="float" office:value="641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44879"/>
          <table:table-cell office:value-type="float" office:value="0.38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00.0"/>
          <table:table-cell office:value-type="float" office:value="51742.0"/>
          <table:table-cell office:value-type="float" office:value="194653.0"/>
          <table:table-cell office:value-type="float" office:value="627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06037"/>
          <table:table-cell office:value-type="float" office:value="0.968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400.0"/>
          <table:table-cell office:value-type="float" office:value="140844.0"/>
          <table:table-cell office:value-type="float" office:value="534030.0"/>
          <table:table-cell office:value-type="float" office:value="1086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01709"/>
          <table:table-cell office:value-type="float" office:value="0.9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400.0"/>
          <table:table-cell office:value-type="float" office:value="140844.0"/>
          <table:table-cell office:value-type="float" office:value="534029.0"/>
          <table:table-cell office:value-type="float" office:value="1084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0.958351"/>
          <table:table-cell office:value-type="float" office:value="0.87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400.0"/>
          <table:table-cell office:value-type="float" office:value="140844.0"/>
          <table:table-cell office:value-type="float" office:value="534029.0"/>
          <table:table-cell office:value-type="float" office:value="1088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06642"/>
          <table:table-cell office:value-type="float" office:value="0.97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400.0"/>
          <table:table-cell office:value-type="float" office:value="140844.0"/>
          <table:table-cell office:value-type="float" office:value="534029.0"/>
          <table:table-cell office:value-type="float" office:value="1086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48589"/>
          <table:table-cell office:value-type="float" office:value="1.40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400.0"/>
          <table:table-cell office:value-type="float" office:value="140844.0"/>
          <table:table-cell office:value-type="float" office:value="534031.0"/>
          <table:table-cell office:value-type="float" office:value="1088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78473"/>
          <table:table-cell office:value-type="float" office:value="0.1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0.0"/>
          <table:table-cell office:value-type="float" office:value="16661.0"/>
          <table:table-cell office:value-type="float" office:value="62877.0"/>
          <table:table-cell office:value-type="float" office:value="42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65332"/>
          <table:table-cell office:value-type="float" office:value="0.1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80.0"/>
          <table:table-cell office:value-type="float" office:value="16661.0"/>
          <table:table-cell office:value-type="float" office:value="62877.0"/>
          <table:table-cell office:value-type="float" office:value="435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72702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0.0"/>
          <table:table-cell office:value-type="float" office:value="16661.0"/>
          <table:table-cell office:value-type="float" office:value="62877.0"/>
          <table:table-cell office:value-type="float" office:value="432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19089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0.0"/>
          <table:table-cell office:value-type="float" office:value="16661.0"/>
          <table:table-cell office:value-type="float" office:value="62877.0"/>
          <table:table-cell office:value-type="float" office:value="410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67079"/>
          <table:table-cell office:value-type="float" office:value="0.1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0.0"/>
          <table:table-cell office:value-type="float" office:value="16661.0"/>
          <table:table-cell office:value-type="float" office:value="62877.0"/>
          <table:table-cell office:value-type="float" office:value="440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